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8.486617492097" calcext:value-type="float">
            <text:p>248.4866174920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0.645178071228" calcext:value-type="float">
            <text:p>320.6451780712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3.960906217071" calcext:value-type="float">
            <text:p>223.9609062170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3.687671232877" calcext:value-type="float">
            <text:p>173.6876712328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9.758377239199" calcext:value-type="float">
            <text:p>169.7583772391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2.867334035827" calcext:value-type="float">
            <text:p>202.8673340358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7.582191780822" calcext:value-type="float">
            <text:p>187.5821917808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.031296101159" calcext:value-type="float">
            <text:p>201.0312961011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2.07291886196" calcext:value-type="float">
            <text:p>182.072918861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6.640885142255" calcext:value-type="float">
            <text:p>296.6408851422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4.664172813488" calcext:value-type="float">
            <text:p>234.6641728134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7.297365648051" calcext:value-type="float">
            <text:p>247.2973656480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5.069968387777" calcext:value-type="float">
            <text:p>305.0699683877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21.250380152061" calcext:value-type="float">
            <text:p>321.25038015206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8.423369347739" calcext:value-type="float">
            <text:p>408.4233693477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1.505057955743" calcext:value-type="float">
            <text:p>211.5050579557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1.597238895558" calcext:value-type="float">
            <text:p>301.5972388955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1.378819810327" calcext:value-type="float">
            <text:p>281.37881981032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7.239093782929" calcext:value-type="float">
            <text:p>257.2390937829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9.133403582719" calcext:value-type="float">
            <text:p>249.1334035827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5.666426570628" calcext:value-type="float">
            <text:p>305.66642657062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2.329926238145" calcext:value-type="float">
            <text:p>262.32992623814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23.065986394558" calcext:value-type="float">
            <text:p>323.06598639455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86.532244467861" calcext:value-type="float">
            <text:p>286.53224446786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8.107481559536" calcext:value-type="float">
            <text:p>288.10748155953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7.857218124341" calcext:value-type="float">
            <text:p>197.85721812434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4.18177028451" calcext:value-type="float">
            <text:p>204.1817702845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98.20832455216" calcext:value-type="float">
            <text:p>198.2083245521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8.172181243414" calcext:value-type="float">
            <text:p>198.1721812434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0.7" calcext:value-type="float">
            <text:p>230.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4.255532139094" calcext:value-type="float">
            <text:p>254.25553213909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2.543940990516" calcext:value-type="float">
            <text:p>202.54394099051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97.883034773446" calcext:value-type="float">
            <text:p>197.88303477344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27.87291886196" calcext:value-type="float">
            <text:p>227.8729188619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0.939936775553" calcext:value-type="float">
            <text:p>230.93993677555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87.122655426765" calcext:value-type="float">
            <text:p>187.12265542676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1.281664910432" calcext:value-type="float">
            <text:p>201.28166491043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80.735616438356" calcext:value-type="float">
            <text:p>180.73561643835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89.786933614331" calcext:value-type="float">
            <text:p>189.78693361433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1.70937829294" calcext:value-type="float">
            <text:p>201.7093782929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14.290410958904" calcext:value-type="float">
            <text:p>214.29041095890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60.441728134879" calcext:value-type="float">
            <text:p>260.44172813487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9.909694415174" calcext:value-type="float">
            <text:p>259.90969441517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6.351633298209" calcext:value-type="float">
            <text:p>206.35163329820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1.870179135933" calcext:value-type="float">
            <text:p>171.8701791359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82.888724973656" calcext:value-type="float">
            <text:p>182.88872497365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77.570495258166" calcext:value-type="float">
            <text:p>177.57049525816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81.303582718651" calcext:value-type="float">
            <text:p>181.30358271865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90.747312961012" calcext:value-type="float">
            <text:p>190.7473129610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.096733403583" calcext:value-type="float">
            <text:p>190.09673340358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3.764488935722" calcext:value-type="float">
            <text:p>203.76448893572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98.941517386723" calcext:value-type="float">
            <text:p>198.94151738672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94.986406743941" calcext:value-type="float">
            <text:p>194.98640674394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0.48956796628" calcext:value-type="float">
            <text:p>250.4895679662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77.895785036881" calcext:value-type="float">
            <text:p>177.89578503688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77.121285563751" calcext:value-type="float">
            <text:p>177.12128556375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85.434246575342" calcext:value-type="float">
            <text:p>185.43424657534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63.505584826133" calcext:value-type="float">
            <text:p>163.50558482613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65.168177028451" calcext:value-type="float">
            <text:p>165.16817702845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3.168598524763" calcext:value-type="float">
            <text:p>153.16859852476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52.889778714436" calcext:value-type="float">
            <text:p>152.88977871443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57.557428872497" calcext:value-type="float">
            <text:p>157.55742887249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4.94478398314" calcext:value-type="float">
            <text:p>154.9447839831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8.378398314015" calcext:value-type="float">
            <text:p>158.37839831401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8.22866174921" calcext:value-type="float">
            <text:p>158.2286617492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61.414436248683" calcext:value-type="float">
            <text:p>161.41443624868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70.057850368809" calcext:value-type="float">
            <text:p>170.05785036880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70.65679662803" calcext:value-type="float">
            <text:p>170.6567966280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62.540042149631" calcext:value-type="float">
            <text:p>162.54004214963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2.725922023182" calcext:value-type="float">
            <text:p>162.72592202318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60.815489989463" calcext:value-type="float">
            <text:p>160.81548998946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70.951106427819" calcext:value-type="float">
            <text:p>170.95110642781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73.997471022129" calcext:value-type="float">
            <text:p>173.99747102212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70.455426765016" calcext:value-type="float">
            <text:p>170.45542676501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79.336354056902" calcext:value-type="float">
            <text:p>179.33635405690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60.660590094837" calcext:value-type="float">
            <text:p>160.66059009483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75.644573234984" calcext:value-type="float">
            <text:p>175.64457323498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8.270284510011" calcext:value-type="float">
            <text:p>198.27028451001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89.239620653319" calcext:value-type="float">
            <text:p>189.23962065331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3.239831401475" calcext:value-type="float">
            <text:p>183.23983140147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99.194520547945" calcext:value-type="float">
            <text:p>199.19452054794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86.652792413066" calcext:value-type="float">
            <text:p>186.65279241306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73.000948366702" calcext:value-type="float">
            <text:p>173.00094836670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77.606638566913" calcext:value-type="float">
            <text:p>177.60663856691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82.966174920969" calcext:value-type="float">
            <text:p>182.96617492096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76.424236037935" calcext:value-type="float">
            <text:p>176.42423603793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88.857534246575" calcext:value-type="float">
            <text:p>188.85753424657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87.499578503688" calcext:value-type="float">
            <text:p>187.49957850368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84.432560590095" calcext:value-type="float">
            <text:p>184.43256059009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79.067860906217" calcext:value-type="float">
            <text:p>179.06786090621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74.343414120126" calcext:value-type="float">
            <text:p>174.34341412012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95.296206533193" calcext:value-type="float">
            <text:p>195.29620653319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89.977976817703" calcext:value-type="float">
            <text:p>189.97797681770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97.041412012645" calcext:value-type="float">
            <text:p>197.04141201264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88.660379346681" calcext:value-type="float">
            <text:p>288.66037934668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41.768387776607" calcext:value-type="float">
            <text:p>241.76838777660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85.24320337197" calcext:value-type="float">
            <text:p>185.243203371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40.23487881981" calcext:value-type="float">
            <text:p>240.2348788198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84.184720758693" calcext:value-type="float">
            <text:p>184.1847207586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2.199683877766" calcext:value-type="float">
            <text:p>202.19968387776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75.154056902002" calcext:value-type="float">
            <text:p>175.15405690200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98.487144362487" calcext:value-type="float">
            <text:p>198.48714436248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80.410326659642" calcext:value-type="float">
            <text:p>180.41032665964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80.591043203372" calcext:value-type="float">
            <text:p>180.59104320337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85.682086406744" calcext:value-type="float">
            <text:p>185.68208640674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93.112118018967" calcext:value-type="float">
            <text:p>193.11211801896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92.244678609062" calcext:value-type="float">
            <text:p>192.24467860906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90.897049525817" calcext:value-type="float">
            <text:p>190.89704952581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73.543097997893" calcext:value-type="float">
            <text:p>173.54309799789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78.3708113804" calcext:value-type="float">
            <text:p>178.370811380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67.636248682824" calcext:value-type="float">
            <text:p>167.63624868282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71.834035827187" calcext:value-type="float">
            <text:p>171.83403582718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68.524341412013" calcext:value-type="float">
            <text:p>168.52434141201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57.041095890411" calcext:value-type="float">
            <text:p>157.04109589041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61.987565858799" calcext:value-type="float">
            <text:p>161.98756585879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64.698314014752" calcext:value-type="float">
            <text:p>164.69831401475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63.154478398314" calcext:value-type="float">
            <text:p>163.15447839831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64.615700737619" calcext:value-type="float">
            <text:p>164.61570073761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70.414120126449" calcext:value-type="float">
            <text:p>170.41412012644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34.747629083245" calcext:value-type="float">
            <text:p>234.74762908324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82.666701791359" calcext:value-type="float">
            <text:p>182.66670179135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73.362381454162" calcext:value-type="float">
            <text:p>173.36238145416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80.678819810327" calcext:value-type="float">
            <text:p>180.67881981032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82.594415173867" calcext:value-type="float">
            <text:p>182.59441517386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67.145732349842" calcext:value-type="float">
            <text:p>167.14573234984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23.98177028451" calcext:value-type="float">
            <text:p>223.9817702845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97.304741833509" calcext:value-type="float">
            <text:p>197.30474183350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82.692518440464" calcext:value-type="float">
            <text:p>182.69251844046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55.205402160864" calcext:value-type="float">
            <text:p>355.20540216086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49.917847138856" calcext:value-type="float">
            <text:p>349.91784713885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7.423618090452" calcext:value-type="float">
            <text:p>117.42361809045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5.478391959799" calcext:value-type="float">
            <text:p>115.47839195979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62.958271865121" calcext:value-type="float">
            <text:p>162.95827186512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84.845626975764" calcext:value-type="float">
            <text:p>184.84562697576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87.716438356164" calcext:value-type="float">
            <text:p>187.71643835616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75.546469968388" calcext:value-type="float">
            <text:p>175.54646996838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0.088830347734" calcext:value-type="float">
            <text:p>170.08883034773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7.184615384615" calcext:value-type="float">
            <text:p>187.18461538461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49.336534613845" calcext:value-type="float">
            <text:p>349.33653461384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52.085514205682" calcext:value-type="float">
            <text:p>452.08551420568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40.693888303477" calcext:value-type="float">
            <text:p>240.69388830347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86.022929171669" calcext:value-type="float">
            <text:p>386.02292917166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68.244889357218" calcext:value-type="float">
            <text:p>268.24488935721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62.319494204426" calcext:value-type="float">
            <text:p>262.31949420442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93.525930372149" calcext:value-type="float">
            <text:p>493.52593037214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05.193677555321" calcext:value-type="float">
            <text:p>205.19367755532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84.954056902002" calcext:value-type="float">
            <text:p>184.95405690200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83.219178082192" calcext:value-type="float">
            <text:p>183.21917808219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78.634141201265" calcext:value-type="float">
            <text:p>178.63414120126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85.155426765016" calcext:value-type="float">
            <text:p>185.15542676501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85.635616438356" calcext:value-type="float">
            <text:p>185.63561643835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85.713066385669" calcext:value-type="float">
            <text:p>185.71306638566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83.80779768177" calcext:value-type="float">
            <text:p>183.8077976817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14.905900948367" calcext:value-type="float">
            <text:p>214.90590094836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93.798840885142" calcext:value-type="float">
            <text:p>193.79884088514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26.548050579557" calcext:value-type="float">
            <text:p>226.54805057955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76.506849315069" calcext:value-type="float">
            <text:p>176.50684931506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7.721601685985" calcext:value-type="float">
            <text:p>187.72160168598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08.573656480506" calcext:value-type="float">
            <text:p>208.57365648050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7.025605900948" calcext:value-type="float">
            <text:p>157.02560590094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884.056462585034" calcext:value-type="float">
            <text:p>884.05646258503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61.651949420443" calcext:value-type="float">
            <text:p>161.65194942044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54.862170706006" calcext:value-type="float">
            <text:p>154.86217070600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56.097278911565" calcext:value-type="float">
            <text:p>356.09727891156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87.613171759747" calcext:value-type="float">
            <text:p>187.61317175974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2.213382507903" calcext:value-type="float">
            <text:p>152.21338250790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55.858693361433" calcext:value-type="float">
            <text:p>155.85869336143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87.582191780822" calcext:value-type="float">
            <text:p>187.58219178082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0.242360379347" calcext:value-type="float">
            <text:p>160.24236037934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77.240042149631" calcext:value-type="float">
            <text:p>177.24004214963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52.31664910432" calcext:value-type="float">
            <text:p>152.3166491043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71.038883034773" calcext:value-type="float">
            <text:p>171.03888303477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55.259747102213" calcext:value-type="float">
            <text:p>155.25974710221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30.596984924623" calcext:value-type="float">
            <text:p>130.59698492462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37.17135678392" calcext:value-type="float">
            <text:p>137.1713567839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33.773366834171" calcext:value-type="float">
            <text:p>133.77336683417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32.985427135678" calcext:value-type="float">
            <text:p>132.98542713567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3.597989949749" calcext:value-type="float">
            <text:p>143.59798994974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53.313171759747" calcext:value-type="float">
            <text:p>153.31317175974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9.458291457286" calcext:value-type="float">
            <text:p>149.45829145728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73.362381454162" calcext:value-type="float">
            <text:p>173.36238145416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61.228556375132" calcext:value-type="float">
            <text:p>161.22855637513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8.079396984925" calcext:value-type="float">
            <text:p>148.07939698492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1.60351758794" calcext:value-type="float">
            <text:p>141.6035175879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39.190452261307" calcext:value-type="float">
            <text:p>139.19045226130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2.391457286432" calcext:value-type="float">
            <text:p>142.39145728643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32.911557788945" calcext:value-type="float">
            <text:p>132.91155778894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32.246733668342" calcext:value-type="float">
            <text:p>132.24673366834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37.023618090452" calcext:value-type="float">
            <text:p>137.02361809045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33.945728643216" calcext:value-type="float">
            <text:p>133.94572864321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35.398492462312" calcext:value-type="float">
            <text:p>135.39849246231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61.610642781876" calcext:value-type="float">
            <text:p>161.61064278187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57.51095890411" calcext:value-type="float">
            <text:p>157.5109589041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57.479978925184" calcext:value-type="float">
            <text:p>157.47997892518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59.225184404636" calcext:value-type="float">
            <text:p>159.22518440463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1.748682824025" calcext:value-type="float">
            <text:p>151.74868282402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19.097989949749" calcext:value-type="float">
            <text:p>119.09798994974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24.121105527638" calcext:value-type="float">
            <text:p>124.12110552763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34.979899497487" calcext:value-type="float">
            <text:p>134.97989949748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39.018090452261" calcext:value-type="float">
            <text:p>139.01809045226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34.216582914573" calcext:value-type="float">
            <text:p>134.21658291457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51.025816649104" calcext:value-type="float">
            <text:p>151.02581664910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51.800316122234" calcext:value-type="float">
            <text:p>151.80031612223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53.163435194942" calcext:value-type="float">
            <text:p>153.16343519494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7.414572864322" calcext:value-type="float">
            <text:p>147.41457286432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3.22864321608" calcext:value-type="float">
            <text:p>143.2286432160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29.58743718593" calcext:value-type="float">
            <text:p>129.5874371859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14.050251256281" calcext:value-type="float">
            <text:p>114.05025125628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35.398492462312" calcext:value-type="float">
            <text:p>135.39849246231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61.822339304531" calcext:value-type="float">
            <text:p>161.82233930453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56.43698630137" calcext:value-type="float">
            <text:p>156.4369863013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38.599497487437" calcext:value-type="float">
            <text:p>138.59949748743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55.258223289316" calcext:value-type="float">
            <text:p>655.25822328931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68.201320528211" calcext:value-type="float">
            <text:p>368.20132052821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1.283417085427" calcext:value-type="float">
            <text:p>141.28341708542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51.764172813488" calcext:value-type="float">
            <text:p>151.76417281348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53.364805057956" calcext:value-type="float">
            <text:p>153.36480505795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53.762381454162" calcext:value-type="float">
            <text:p>153.76238145416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53.597154899895" calcext:value-type="float">
            <text:p>153.59715489989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63.340358271865" calcext:value-type="float">
            <text:p>163.34035827186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58.316438356164" calcext:value-type="float">
            <text:p>158.31643835616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66.515806111697" calcext:value-type="float">
            <text:p>166.51580611169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63.980611169652" calcext:value-type="float">
            <text:p>163.98061116965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53.824341412013" calcext:value-type="float">
            <text:p>153.82434141201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06.964425770308" calcext:value-type="float">
            <text:p>306.96442577030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49.178951580632" calcext:value-type="float">
            <text:p>449.17895158063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21.213925570228" calcext:value-type="float">
            <text:p>521.21392557022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17.692517006803" calcext:value-type="float">
            <text:p>417.69251700680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01.616965226554" calcext:value-type="float">
            <text:p>301.61696522655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69.392413066386" calcext:value-type="float">
            <text:p>269.39241306638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31.242465753425" calcext:value-type="float">
            <text:p>231.24246575342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55.423919915701" calcext:value-type="float">
            <text:p>255.42391991570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44.199051633298" calcext:value-type="float">
            <text:p>244.19905163329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01.146048472076" calcext:value-type="float">
            <text:p>201.14604847207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28.394520547945" calcext:value-type="float">
            <text:p>228.39452054794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32.609062170706" calcext:value-type="float">
            <text:p>232.60906217070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14.08177028451" calcext:value-type="float">
            <text:p>214.0817702845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45.263119072708" calcext:value-type="float">
            <text:p>245.26311907270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29.354267650158" calcext:value-type="float">
            <text:p>229.35426765015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96.323709167545" calcext:value-type="float">
            <text:p>196.32370916754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20.78956796628" calcext:value-type="float">
            <text:p>220.7895679662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79.134984193888" calcext:value-type="float">
            <text:p>179.13498419388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93.540674394099" calcext:value-type="float">
            <text:p>193.54067439409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09.543835616438" calcext:value-type="float">
            <text:p>209.54383561643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83.998840885142" calcext:value-type="float">
            <text:p>183.99884088514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77.668598524763" calcext:value-type="float">
            <text:p>177.66859852476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80.926659641728" calcext:value-type="float">
            <text:p>180.92665964172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80.869863013699" calcext:value-type="float">
            <text:p>180.86986301369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29.145626975764" calcext:value-type="float">
            <text:p>229.14562697576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20.622655426765" calcext:value-type="float">
            <text:p>220.62265542676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22.20832455216" calcext:value-type="float">
            <text:p>222.2083245521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13.581032665964" calcext:value-type="float">
            <text:p>213.58103266596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12.798630136986" calcext:value-type="float">
            <text:p>212.79863013698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13.090727081138" calcext:value-type="float">
            <text:p>213.09072708113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98.02760800843" calcext:value-type="float">
            <text:p>198.0276080084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22.104004214963" calcext:value-type="float">
            <text:p>222.10400421496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58.031928345627" calcext:value-type="float">
            <text:p>258.03192834562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35.477871443625" calcext:value-type="float">
            <text:p>235.47787144362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17.899894625922" calcext:value-type="float">
            <text:p>217.89989462592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93.081138040042" calcext:value-type="float">
            <text:p>193.08113804004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90.79894625922" calcext:value-type="float">
            <text:p>190.7989462592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14.311275026344" calcext:value-type="float">
            <text:p>214.31127502634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15.124973656481" calcext:value-type="float">
            <text:p>215.12497365648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83.704531085353" calcext:value-type="float">
            <text:p>183.70453108535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93.989884088514" calcext:value-type="float">
            <text:p>193.98988408851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95.306533192835" calcext:value-type="float">
            <text:p>195.30653319283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16.794099051633" calcext:value-type="float">
            <text:p>216.79409905163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27.87291886196" calcext:value-type="float">
            <text:p>227.8729188619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25.901264488936" calcext:value-type="float">
            <text:p>225.90126448893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90.876396206533" calcext:value-type="float">
            <text:p>190.87639620653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81.732139093783" calcext:value-type="float">
            <text:p>181.73213909378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92.373761854584" calcext:value-type="float">
            <text:p>192.37376185458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1.450052687039" calcext:value-type="float">
            <text:p>301.450052687039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15.254101640656" calcext:value-type="float">
            <text:p>315.25410164065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14.864172813488" calcext:value-type="float">
            <text:p>214.86417281348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78.825184404636" calcext:value-type="float">
            <text:p>178.82518440463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59.550474183351" calcext:value-type="float">
            <text:p>159.55047418335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69.180084299262" calcext:value-type="float">
            <text:p>169.18008429926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73.816754478398" calcext:value-type="float">
            <text:p>173.81675447839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95.017386722866" calcext:value-type="float">
            <text:p>195.01738672286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31.628451001054" calcext:value-type="float">
            <text:p>231.62845100105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60.379135932561" calcext:value-type="float">
            <text:p>260.37913593256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11.94320337197" calcext:value-type="float">
            <text:p>211.9432033719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03.46195995785" calcext:value-type="float">
            <text:p>203.4619599578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84.623603793467" calcext:value-type="float">
            <text:p>184.62360379346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97.356375131718" calcext:value-type="float">
            <text:p>197.35637513171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89.048577449947" calcext:value-type="float">
            <text:p>189.04857744994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9.746680716544" calcext:value-type="float">
            <text:p>159.74668071654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73.057744994731" calcext:value-type="float">
            <text:p>173.05774499473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89.528767123288" calcext:value-type="float">
            <text:p>189.52876712328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78.685774499473" calcext:value-type="float">
            <text:p>178.68577449947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03.764488935722" calcext:value-type="float">
            <text:p>203.76448893572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47.453846153846" calcext:value-type="float">
            <text:p>247.45384615384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77.715068493151" calcext:value-type="float">
            <text:p>177.71506849315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79.171127502634" calcext:value-type="float">
            <text:p>179.17112750263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77.740885142255" calcext:value-type="float">
            <text:p>177.74088514225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98.967334035827" calcext:value-type="float">
            <text:p>198.96733403582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02.710853530032" calcext:value-type="float">
            <text:p>202.71085353003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98.800316122234" calcext:value-type="float">
            <text:p>298.80031612223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92.022655426765" calcext:value-type="float">
            <text:p>192.02265542676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96.468282402529" calcext:value-type="float">
            <text:p>196.468282402529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91.774815595364" calcext:value-type="float">
            <text:p>191.77481559536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81.350052687039" calcext:value-type="float">
            <text:p>181.35005268703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72.236775553214" calcext:value-type="float">
            <text:p>172.23677555321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85.578819810327" calcext:value-type="float">
            <text:p>185.57881981032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62.111485774499" calcext:value-type="float">
            <text:p>162.11148577449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77.704741833509" calcext:value-type="float">
            <text:p>177.70474183350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88.1708113804" calcext:value-type="float">
            <text:p>188.170811380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87.891991570074" calcext:value-type="float">
            <text:p>187.89199157007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76.326132771338" calcext:value-type="float">
            <text:p>176.32613277133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92.332455216017" calcext:value-type="float">
            <text:p>192.33245521601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77.358798735511" calcext:value-type="float">
            <text:p>177.35879873551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84.034984193888" calcext:value-type="float">
            <text:p>184.03498419388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80.761433087461" calcext:value-type="float">
            <text:p>180.76143308746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82.356902002107" calcext:value-type="float">
            <text:p>182.35690200210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80.725289778714" calcext:value-type="float">
            <text:p>180.725289778714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71.106006322445" calcext:value-type="float">
            <text:p>171.10600632244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66.386722866175" calcext:value-type="float">
            <text:p>166.38672286617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69.861643835616" calcext:value-type="float">
            <text:p>169.86164383561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75.969863013699" calcext:value-type="float">
            <text:p>175.96986301369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5.665226554268" calcext:value-type="float">
            <text:p>175.665226554268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74.224657534247" calcext:value-type="float">
            <text:p>174.22465753424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69.577660695469" calcext:value-type="float">
            <text:p>169.577660695469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68.02866174921" calcext:value-type="float">
            <text:p>168.0286617492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72.257428872497" calcext:value-type="float">
            <text:p>172.25742887249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73.011275026344" calcext:value-type="float">
            <text:p>173.01127502634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94.686933614331" calcext:value-type="float">
            <text:p>194.68693361433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85.439409905163" calcext:value-type="float">
            <text:p>185.43940990516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74.802950474183" calcext:value-type="float">
            <text:p>174.80295047418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63.836037934668" calcext:value-type="float">
            <text:p>163.83603793466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67.739515279241" calcext:value-type="float">
            <text:p>167.73951527924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64.703477344573" calcext:value-type="float">
            <text:p>164.70347734457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63.149315068493" calcext:value-type="float">
            <text:p>163.14931506849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75.804636459431" calcext:value-type="float">
            <text:p>175.80463645943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550.70956382553" calcext:value-type="float">
            <text:p>550.7095638255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01.358343337335" calcext:value-type="float">
            <text:p>301.35834333733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80.498103266596" calcext:value-type="float">
            <text:p>180.49810326659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38.126050420168" calcext:value-type="float">
            <text:p>438.12605042016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64.466586634654" calcext:value-type="float">
            <text:p>364.46658663465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40.652160168599" calcext:value-type="float">
            <text:p>240.652160168599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47.528891556623" calcext:value-type="float">
            <text:p>347.52889155662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87.480192076831" calcext:value-type="float">
            <text:p>387.48019207683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61.600316122234" calcext:value-type="float">
            <text:p>161.60031612223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72.69114857745" calcext:value-type="float">
            <text:p>172.6911485774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23.960906217071" calcext:value-type="float">
            <text:p>223.96090621707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57.732982086407" calcext:value-type="float">
            <text:p>157.732982086407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80.048893572181" calcext:value-type="float">
            <text:p>180.04889357218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85.165753424658" calcext:value-type="float">
            <text:p>185.16575342465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98.647207586934" calcext:value-type="float">
            <text:p>198.64720758693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79.258904109589" calcext:value-type="float">
            <text:p>179.25890410958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5.85626975764" calcext:value-type="float">
            <text:p>175.8562697576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9.451317175975" calcext:value-type="float">
            <text:p>189.45131717597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80.539409905163" calcext:value-type="float">
            <text:p>180.53940990516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69.8822971549" calcext:value-type="float">
            <text:p>169.882297154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79.604847207587" calcext:value-type="float">
            <text:p>179.604847207587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96.525079030559" calcext:value-type="float">
            <text:p>196.525079030559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80.513593256059" calcext:value-type="float">
            <text:p>180.51359325605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91.139726027397" calcext:value-type="float">
            <text:p>191.13972602739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05.485774499473" calcext:value-type="float">
            <text:p>205.48577449947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88.780084299262" calcext:value-type="float">
            <text:p>188.78008429926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94.960590094837" calcext:value-type="float">
            <text:p>194.960590094837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13.508008429926" calcext:value-type="float">
            <text:p>213.508008429926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12.965542676502" calcext:value-type="float">
            <text:p>212.965542676502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99.808956796628" calcext:value-type="float">
            <text:p>199.80895679662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02.189251844046" calcext:value-type="float">
            <text:p>202.189251844046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31.159009483667" calcext:value-type="float">
            <text:p>231.159009483667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08.020758693361" calcext:value-type="float">
            <text:p>208.02075869336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34.090410958904" calcext:value-type="float">
            <text:p>234.090410958904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70.925922023182" calcext:value-type="float">
            <text:p>270.925922023182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509.874349739896" calcext:value-type="float">
            <text:p>509.87434973989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08.803921568627" calcext:value-type="float">
            <text:p>308.803921568627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08.166807165437" calcext:value-type="float">
            <text:p>208.166807165437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82.275974710221" calcext:value-type="float">
            <text:p>282.27597471022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36.771443624868" calcext:value-type="float">
            <text:p>236.77144362486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92.249841938883" calcext:value-type="float">
            <text:p>192.249841938883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73.310748155954" calcext:value-type="float">
            <text:p>173.310748155954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17.899894625922" calcext:value-type="float">
            <text:p>217.89989462592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44.783245521602" calcext:value-type="float">
            <text:p>244.783245521602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32.692518440464" calcext:value-type="float">
            <text:p>232.69251844046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23.095047418335" calcext:value-type="float">
            <text:p>223.09504741833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07.195358143257" calcext:value-type="float">
            <text:p>307.195358143257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24.586828240253" calcext:value-type="float">
            <text:p>224.586828240253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97.258271865121" calcext:value-type="float">
            <text:p>197.25827186512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13.163751317176" calcext:value-type="float">
            <text:p>213.163751317176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19.3708113804" calcext:value-type="float">
            <text:p>219.3708113804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64.092939936776" calcext:value-type="float">
            <text:p>264.092939936776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55.663856691254" calcext:value-type="float">
            <text:p>255.663856691254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58.925890356142" calcext:value-type="float">
            <text:p>458.925890356142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498.176430572229" calcext:value-type="float">
            <text:p>498.17643057222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56.465266106443" calcext:value-type="float">
            <text:p>456.46526610644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95.124849939976" calcext:value-type="float">
            <text:p>395.124849939976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47.919087635054" calcext:value-type="float">
            <text:p>347.919087635054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31.691796718688" calcext:value-type="float">
            <text:p>431.69179671868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91.804201680672" calcext:value-type="float">
            <text:p>391.804201680672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81.368387776607" calcext:value-type="float">
            <text:p>281.368387776607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47.67291886196" calcext:value-type="float">
            <text:p>247.6729188619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71.593572181243" calcext:value-type="float">
            <text:p>271.593572181243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20.330558482613" calcext:value-type="float">
            <text:p>220.330558482613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20.643519494204" calcext:value-type="float">
            <text:p>220.64351949420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17.054899894626" calcext:value-type="float">
            <text:p>217.054899894626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34.465964172814" calcext:value-type="float">
            <text:p>234.465964172814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29.145626975764" calcext:value-type="float">
            <text:p>229.145626975764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44.219915700738" calcext:value-type="float">
            <text:p>244.21991570073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48.893466807165" calcext:value-type="float">
            <text:p>248.89346680716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42.498630136986" calcext:value-type="float">
            <text:p>242.498630136986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52.680295047418" calcext:value-type="float">
            <text:p>252.680295047418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84.81095890411" calcext:value-type="float">
            <text:p>284.8109589041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71.468387776607" calcext:value-type="float">
            <text:p>271.468387776607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09.324762908325" calcext:value-type="float">
            <text:p>209.32476290832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38.81612223393" calcext:value-type="float">
            <text:p>238.8161222339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300.521601685985" calcext:value-type="float">
            <text:p>300.52160168598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56.404531085353" calcext:value-type="float">
            <text:p>256.404531085353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44.522444678609" calcext:value-type="float">
            <text:p>244.522444678609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313.358863545418" calcext:value-type="float">
            <text:p>313.358863545418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30.447859143657" calcext:value-type="float">
            <text:p>330.447859143657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303.379978925184" calcext:value-type="float">
            <text:p>303.379978925184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95.642149631191" calcext:value-type="float">
            <text:p>195.64214963119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82.893888303477" calcext:value-type="float">
            <text:p>182.893888303477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90.520126448894" calcext:value-type="float">
            <text:p>190.520126448894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12.214436248683" calcext:value-type="float">
            <text:p>212.214436248683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56.425395152792" calcext:value-type="float">
            <text:p>256.425395152792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49.164699683878" calcext:value-type="float">
            <text:p>249.164699683878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75.809799789252" calcext:value-type="float">
            <text:p>175.809799789252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91.940042149631" calcext:value-type="float">
            <text:p>191.94004214963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82.981664910432" calcext:value-type="float">
            <text:p>182.981664910432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90.747312961012" calcext:value-type="float">
            <text:p>190.74731296101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87.633825079031" calcext:value-type="float">
            <text:p>187.63382507903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80.952476290832" calcext:value-type="float">
            <text:p>180.952476290832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93.473551106428" calcext:value-type="float">
            <text:p>193.47355110642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29.698524762908" calcext:value-type="float">
            <text:p>229.69852476290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93.792939936776" calcext:value-type="float">
            <text:p>293.792939936776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302.935054021609" calcext:value-type="float">
            <text:p>302.935054021609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30.512223393045" calcext:value-type="float">
            <text:p>230.512223393045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09.648155953635" calcext:value-type="float">
            <text:p>209.64815595363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27.893782929399" calcext:value-type="float">
            <text:p>227.893782929399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338.761424569828" calcext:value-type="float">
            <text:p>338.761424569828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64.614541622761" calcext:value-type="float">
            <text:p>264.614541622761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59.951422550053" calcext:value-type="float">
            <text:p>259.951422550053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33.545538215286" calcext:value-type="float">
            <text:p>333.54553821528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30.360264105642" calcext:value-type="float">
            <text:p>330.360264105642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327.151100440176" calcext:value-type="float">
            <text:p>327.151100440176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24.356022408964" calcext:value-type="float">
            <text:p>324.356022408964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330.033773509404" calcext:value-type="float">
            <text:p>330.033773509404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301.629091636655" calcext:value-type="float">
            <text:p>301.62909163665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76.027186512118" calcext:value-type="float">
            <text:p>276.027186512118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53.493993677555" calcext:value-type="float">
            <text:p>253.493993677555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79.85574288725" calcext:value-type="float">
            <text:p>279.8557428872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306.287555022009" calcext:value-type="float">
            <text:p>306.287555022009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50.458271865121" calcext:value-type="float">
            <text:p>250.45827186512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66.450579557429" calcext:value-type="float">
            <text:p>266.450579557429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79.261116965227" calcext:value-type="float">
            <text:p>279.261116965227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53.994731296101" calcext:value-type="float">
            <text:p>253.994731296101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40.819072708114" calcext:value-type="float">
            <text:p>240.819072708114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46.014225500527" calcext:value-type="float">
            <text:p>246.014225500527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87.596311907271" calcext:value-type="float">
            <text:p>287.596311907271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62.622023182297" calcext:value-type="float">
            <text:p>262.622023182297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66.857428872497" calcext:value-type="float">
            <text:p>266.857428872497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34.330347734457" calcext:value-type="float">
            <text:p>234.330347734457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72.845416227608" calcext:value-type="float">
            <text:p>272.845416227608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10.484153661465" calcext:value-type="float">
            <text:p>310.48415366146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334.548899559824" calcext:value-type="float">
            <text:p>334.548899559824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303.53645943098" calcext:value-type="float">
            <text:p>303.5364594309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62.455110642782" calcext:value-type="float">
            <text:p>262.455110642782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313.088115246098" calcext:value-type="float">
            <text:p>313.08811524609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40.109694415174" calcext:value-type="float">
            <text:p>240.109694415174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98.125711275026" calcext:value-type="float">
            <text:p>198.12571127502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81.205479452055" calcext:value-type="float">
            <text:p>181.205479452055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85.392939936776" calcext:value-type="float">
            <text:p>185.392939936776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22.969863013699" calcext:value-type="float">
            <text:p>222.969863013699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03.326343519494" calcext:value-type="float">
            <text:p>203.326343519494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27.100948366702" calcext:value-type="float">
            <text:p>227.100948366702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11.859747102213" calcext:value-type="float">
            <text:p>211.859747102213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93.277344573235" calcext:value-type="float">
            <text:p>193.277344573235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96.494099051633" calcext:value-type="float">
            <text:p>196.49409905163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02.78387776607" calcext:value-type="float">
            <text:p>202.78387776607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91.862592202318" calcext:value-type="float">
            <text:p>191.862592202318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03.962697576396" calcext:value-type="float">
            <text:p>203.962697576396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17.555637513172" calcext:value-type="float">
            <text:p>217.555637513172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09.742044257113" calcext:value-type="float">
            <text:p>209.74204425711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93.339304531085" calcext:value-type="float">
            <text:p>193.339304531085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63.957323498419" calcext:value-type="float">
            <text:p>263.957323498419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53.33751317176" calcext:value-type="float">
            <text:p>253.33751317176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300.532033719705" calcext:value-type="float">
            <text:p>300.532033719705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98.192834562698" calcext:value-type="float">
            <text:p>198.192834562698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58.497154899895" calcext:value-type="float">
            <text:p>158.497154899895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71.431296101159" calcext:value-type="float">
            <text:p>171.431296101159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67.001159114858" calcext:value-type="float">
            <text:p>167.00115911485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73.248788198103" calcext:value-type="float">
            <text:p>173.248788198103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86.384299262381" calcext:value-type="float">
            <text:p>186.38429926238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92.23435194942" calcext:value-type="float">
            <text:p>192.2343519494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97.769441517387" calcext:value-type="float">
            <text:p>197.769441517387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16.262065331928" calcext:value-type="float">
            <text:p>216.262065331928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29.437723919916" calcext:value-type="float">
            <text:p>229.437723919916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75.432560590095" calcext:value-type="float">
            <text:p>275.43256059009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39.056059009484" calcext:value-type="float">
            <text:p>239.056059009484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14.478187565859" calcext:value-type="float">
            <text:p>214.478187565859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98.228977871444" calcext:value-type="float">
            <text:p>198.228977871444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74.457007376185" calcext:value-type="float">
            <text:p>174.457007376185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56.886195995785" calcext:value-type="float">
            <text:p>156.88619599578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65.834246575342" calcext:value-type="float">
            <text:p>165.834246575342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91.237829293994" calcext:value-type="float">
            <text:p>191.237829293994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93.912434141201" calcext:value-type="float">
            <text:p>193.912434141201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86.776712328767" calcext:value-type="float">
            <text:p>186.776712328767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69.954583772392" calcext:value-type="float">
            <text:p>169.954583772392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65.947839831401" calcext:value-type="float">
            <text:p>165.94783983140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60.701896733404" calcext:value-type="float">
            <text:p>160.701896733404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60.836143308746" calcext:value-type="float">
            <text:p>160.836143308746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66.257639620653" calcext:value-type="float">
            <text:p>166.257639620653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85.831822971549" calcext:value-type="float">
            <text:p>185.831822971549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84.928240252898" calcext:value-type="float">
            <text:p>184.928240252898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63.242255005269" calcext:value-type="float">
            <text:p>163.24225500526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70.501896733404" calcext:value-type="float">
            <text:p>170.501896733404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73.130031612223" calcext:value-type="float">
            <text:p>173.130031612223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68.008008429926" calcext:value-type="float">
            <text:p>168.00800842992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81.076396206533" calcext:value-type="float">
            <text:p>181.076396206533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84.065964172813" calcext:value-type="float">
            <text:p>184.065964172813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81.41717597471" calcext:value-type="float">
            <text:p>181.41717597471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69.655110642782" calcext:value-type="float">
            <text:p>169.655110642782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66.77397260274" calcext:value-type="float">
            <text:p>166.77397260274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69.092307692308" calcext:value-type="float">
            <text:p>169.092307692308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93.421917808219" calcext:value-type="float">
            <text:p>193.421917808219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97.914014752371" calcext:value-type="float">
            <text:p>197.914014752371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76.09894625922" calcext:value-type="float">
            <text:p>176.09894625922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65.250790305585" calcext:value-type="float">
            <text:p>165.25079030558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79.078187565859" calcext:value-type="float">
            <text:p>179.078187565859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82.496311907271" calcext:value-type="float">
            <text:p>182.496311907271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82.382718651212" calcext:value-type="float">
            <text:p>182.382718651212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90.277449947313" calcext:value-type="float">
            <text:p>190.277449947313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97.996628029505" calcext:value-type="float">
            <text:p>197.99662802950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81.8354056902" calcext:value-type="float">
            <text:p>181.8354056902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81.179662802951" calcext:value-type="float">
            <text:p>181.17966280295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77.94741833509" calcext:value-type="float">
            <text:p>177.94741833509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75.882086406744" calcext:value-type="float">
            <text:p>175.882086406744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65.10105374078" calcext:value-type="float">
            <text:p>165.10105374078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66.195679662803" calcext:value-type="float">
            <text:p>166.195679662803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68.338461538462" calcext:value-type="float">
            <text:p>168.338461538462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90.706006322445" calcext:value-type="float">
            <text:p>190.706006322445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69.443414120126" calcext:value-type="float">
            <text:p>169.443414120126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53.369968387777" calcext:value-type="float">
            <text:p>153.369968387777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53.406111696523" calcext:value-type="float">
            <text:p>153.406111696523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56.705479452055" calcext:value-type="float">
            <text:p>156.705479452055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85.026343519494" calcext:value-type="float">
            <text:p>185.026343519494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37.885427135678" calcext:value-type="float">
            <text:p>137.885427135678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53.127291886196" calcext:value-type="float">
            <text:p>153.127291886196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77.5291886196" calcext:value-type="float">
            <text:p>177.5291886196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76.811485774499" calcext:value-type="float">
            <text:p>176.811485774499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75.13856691254" calcext:value-type="float">
            <text:p>175.13856691254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76.006006322445" calcext:value-type="float">
            <text:p>176.006006322445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69.051001053741" calcext:value-type="float">
            <text:p>169.05100105374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74.870073761855" calcext:value-type="float">
            <text:p>174.870073761855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83.518651211802" calcext:value-type="float">
            <text:p>183.518651211802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87.57186512118" calcext:value-type="float">
            <text:p>187.57186512118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28.446680716544" calcext:value-type="float">
            <text:p>228.446680716544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73.909694415174" calcext:value-type="float">
            <text:p>173.909694415174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85.785353003161" calcext:value-type="float">
            <text:p>185.785353003161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95.616332982086" calcext:value-type="float">
            <text:p>195.616332982086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89.177660695469" calcext:value-type="float">
            <text:p>189.177660695469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18.129399367755" calcext:value-type="float">
            <text:p>218.129399367755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80.033403582719" calcext:value-type="float">
            <text:p>180.033403582719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71.322866174921" calcext:value-type="float">
            <text:p>171.322866174921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73.099051633298" calcext:value-type="float">
            <text:p>173.099051633298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61.920442571128" calcext:value-type="float">
            <text:p>161.920442571128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54.573024236038" calcext:value-type="float">
            <text:p>154.573024236038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63.928977871444" calcext:value-type="float">
            <text:p>163.928977871444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28.65175879397" calcext:value-type="float">
            <text:p>128.65175879397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43.080904522613" calcext:value-type="float">
            <text:p>143.080904522613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63.273234984194" calcext:value-type="float">
            <text:p>163.273234984194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70.24373024236" calcext:value-type="float">
            <text:p>170.24373024236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80.04373024236" calcext:value-type="float">
            <text:p>180.04373024236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56.633192834563" calcext:value-type="float">
            <text:p>156.633192834563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64.724130663857" calcext:value-type="float">
            <text:p>164.724130663857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67.806638566913" calcext:value-type="float">
            <text:p>167.806638566913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89.332560590095" calcext:value-type="float">
            <text:p>189.332560590095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91.041622760801" calcext:value-type="float">
            <text:p>191.04162276080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74.296944151739" calcext:value-type="float">
            <text:p>174.296944151739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56.049736564805" calcext:value-type="float">
            <text:p>156.049736564805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62.287038988409" calcext:value-type="float">
            <text:p>162.287038988409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70.377976817703" calcext:value-type="float">
            <text:p>170.377976817703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87.633825079031" calcext:value-type="float">
            <text:p>187.633825079031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70.057850368809" calcext:value-type="float">
            <text:p>170.057850368809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78.943940990516" calcext:value-type="float">
            <text:p>178.943940990516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61.982402528978" calcext:value-type="float">
            <text:p>161.982402528978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70.088830347734" calcext:value-type="float">
            <text:p>170.088830347734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79.021390937829" calcext:value-type="float">
            <text:p>179.021390937829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98.063751317176" calcext:value-type="float">
            <text:p>198.063751317176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80.931822971549" calcext:value-type="float">
            <text:p>180.931822971549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74.389884088514" calcext:value-type="float">
            <text:p>174.389884088514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81.066069546891" calcext:value-type="float">
            <text:p>181.066069546891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93.194731296101" calcext:value-type="float">
            <text:p>193.19473129610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99.313277133825" calcext:value-type="float">
            <text:p>199.31327713382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88.950474183351" calcext:value-type="float">
            <text:p>188.950474183351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67.140569020021" calcext:value-type="float">
            <text:p>167.140569020021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65.565753424658" calcext:value-type="float">
            <text:p>165.565753424658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73.393361433087" calcext:value-type="float">
            <text:p>173.393361433087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51.428556375132" calcext:value-type="float">
            <text:p>151.428556375132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56.922339304531" calcext:value-type="float">
            <text:p>156.922339304531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55.326870389884" calcext:value-type="float">
            <text:p>155.326870389884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54.991253951528" calcext:value-type="float">
            <text:p>154.991253951528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56.937829293994" calcext:value-type="float">
            <text:p>156.93782929399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58.605584826133" calcext:value-type="float">
            <text:p>158.605584826133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61.321496311907" calcext:value-type="float">
            <text:p>161.321496311907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69.577660695469" calcext:value-type="float">
            <text:p>169.577660695469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90.955426765016" calcext:value-type="float">
            <text:p>290.955426765016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428.721528611445" calcext:value-type="float">
            <text:p>428.721528611445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374.062224889956" calcext:value-type="float">
            <text:p>374.062224889956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282.515911485774" calcext:value-type="float">
            <text:p>282.515911485774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14.551211801897" calcext:value-type="float">
            <text:p>214.551211801897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82.511801896733" calcext:value-type="float">
            <text:p>182.511801896733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56.984299262381" calcext:value-type="float">
            <text:p>156.984299262381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59.467860906217" calcext:value-type="float">
            <text:p>159.467860906217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64.729293993678" calcext:value-type="float">
            <text:p>164.729293993678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79.274394099052" calcext:value-type="float">
            <text:p>179.274394099052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67.569125395153" calcext:value-type="float">
            <text:p>167.569125395153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80.560063224447" calcext:value-type="float">
            <text:p>180.560063224447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63.722444678609" calcext:value-type="float">
            <text:p>163.722444678609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71.581032665964" calcext:value-type="float">
            <text:p>171.581032665964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64.915173867229" calcext:value-type="float">
            <text:p>164.915173867229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51.407903055848" calcext:value-type="float">
            <text:p>151.407903055848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11.218592964824" calcext:value-type="float">
            <text:p>111.218592964824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85.068669527897" calcext:value-type="float">
            <text:p>85.06866952789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30.473869346734" calcext:value-type="float">
            <text:p>130.473869346734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29.094974874372" calcext:value-type="float">
            <text:p>129.094974874372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51.36143308746" calcext:value-type="float">
            <text:p>151.36143308746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53.710748155954" calcext:value-type="float">
            <text:p>153.710748155954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59.411064278188" calcext:value-type="float">
            <text:p>159.411064278188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51.893256059009" calcext:value-type="float">
            <text:p>151.893256059009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65.033930453109" calcext:value-type="float">
            <text:p>165.033930453109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66.231822971549" calcext:value-type="float">
            <text:p>166.231822971549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70.527713382508" calcext:value-type="float">
            <text:p>170.52771338250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68.405584826133" calcext:value-type="float">
            <text:p>168.405584826133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54.898314014752" calcext:value-type="float">
            <text:p>154.898314014752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49.285929648241" calcext:value-type="float">
            <text:p>149.285929648241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57.283772391992" calcext:value-type="float">
            <text:p>157.283772391992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21.486432160804" calcext:value-type="float">
            <text:p>121.486432160804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52.678082191781" calcext:value-type="float">
            <text:p>152.678082191781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27.765326633166" calcext:value-type="float">
            <text:p>127.765326633166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50.098492462312" calcext:value-type="float">
            <text:p>150.098492462312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43.721105527638" calcext:value-type="float">
            <text:p>143.721105527638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51.077449947313" calcext:value-type="float">
            <text:p>151.077449947313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43.671859296482" calcext:value-type="float">
            <text:p>143.671859296482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49.803015075377" calcext:value-type="float">
            <text:p>149.803015075377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54.067017913593" calcext:value-type="float">
            <text:p>154.067017913593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13.114572864322" calcext:value-type="float">
            <text:p>113.114572864322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32.369849246231" calcext:value-type="float">
            <text:p>132.369849246231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58.306111696523" calcext:value-type="float">
            <text:p>158.306111696523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51.759009483667" calcext:value-type="float">
            <text:p>151.759009483667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42.292964824121" calcext:value-type="float">
            <text:p>142.292964824121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96.3618025751073" calcext:value-type="float">
            <text:p>96.3618025751073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26.558793969849" calcext:value-type="float">
            <text:p>126.558793969849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60.8" calcext:value-type="float">
            <text:p>160.8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64.631190727081" calcext:value-type="float">
            <text:p>164.631190727081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72.469125395153" calcext:value-type="float">
            <text:p>172.469125395153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70.161116965227" calcext:value-type="float">
            <text:p>170.161116965227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90.117386722866" calcext:value-type="float">
            <text:p>190.117386722866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82.542781875659" calcext:value-type="float">
            <text:p>182.542781875659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86.151949420443" calcext:value-type="float">
            <text:p>186.151949420443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80.141833508957" calcext:value-type="float">
            <text:p>180.141833508957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61.481559536354" calcext:value-type="float">
            <text:p>161.481559536354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55.936143308746" calcext:value-type="float">
            <text:p>155.936143308746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33.970351758794" calcext:value-type="float">
            <text:p>133.970351758794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43.499497487437" calcext:value-type="float">
            <text:p>143.499497487437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53.700421496312" calcext:value-type="float">
            <text:p>153.700421496312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35.718592964824" calcext:value-type="float">
            <text:p>135.718592964824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24.638190954774" calcext:value-type="float">
            <text:p>124.638190954774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52.559325605901" calcext:value-type="float">
            <text:p>152.559325605901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54.588514225501" calcext:value-type="float">
            <text:p>154.588514225501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56.13751317176" calcext:value-type="float">
            <text:p>156.13751317176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51.851949420443" calcext:value-type="float">
            <text:p>151.851949420443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31.705025125628" calcext:value-type="float">
            <text:p>131.705025125628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31.089447236181" calcext:value-type="float">
            <text:p>131.089447236181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55.822550052687" calcext:value-type="float">
            <text:p>155.822550052687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66.970179135933" calcext:value-type="float">
            <text:p>166.970179135933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29.365829145729" calcext:value-type="float">
            <text:p>129.365829145729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35.76783919598" calcext:value-type="float">
            <text:p>135.76783919598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45.863316582915" calcext:value-type="float">
            <text:p>145.863316582915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38.205527638191" calcext:value-type="float">
            <text:p>138.205527638191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26.238693467337" calcext:value-type="float">
            <text:p>126.238693467337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27.617587939698" calcext:value-type="float">
            <text:p>127.617587939698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34.856783919598" calcext:value-type="float">
            <text:p>134.856783919598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32.862311557789" calcext:value-type="float">
            <text:p>132.862311557789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17.792964824121" calcext:value-type="float">
            <text:p>117.792964824121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52.781348788198" calcext:value-type="float">
            <text:p>152.781348788198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68.369441517387" calcext:value-type="float">
            <text:p>168.369441517387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55.987776606955" calcext:value-type="float">
            <text:p>155.987776606955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44.410552763819" calcext:value-type="float">
            <text:p>144.410552763819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53.406111696523" calcext:value-type="float">
            <text:p>153.406111696523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60.417913593256" calcext:value-type="float">
            <text:p>160.417913593256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57.681348788198" calcext:value-type="float">
            <text:p>157.681348788198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56.97397260274" calcext:value-type="float">
            <text:p>156.97397260274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51.660906217071" calcext:value-type="float">
            <text:p>151.660906217071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43.474874371859" calcext:value-type="float">
            <text:p>143.474874371859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28.52864321608" calcext:value-type="float">
            <text:p>128.52864321608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56.220126448894" calcext:value-type="float">
            <text:p>156.220126448894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43.573366834171" calcext:value-type="float">
            <text:p>143.573366834171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46.454271356784" calcext:value-type="float">
            <text:p>146.45427135678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54.211591148577" calcext:value-type="float">
            <text:p>154.211591148577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52.368282402529" calcext:value-type="float">
            <text:p>152.368282402529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52.440569020021" calcext:value-type="float">
            <text:p>152.440569020021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56.070389884089" calcext:value-type="float">
            <text:p>156.07038988408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66.934035827187" calcext:value-type="float">
            <text:p>166.934035827187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66.934035827187" calcext:value-type="float">
            <text:p>166.934035827187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63.453951527924" calcext:value-type="float">
            <text:p>163.453951527924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69.097471022129" calcext:value-type="float">
            <text:p>169.097471022129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59.292307692308" calcext:value-type="float">
            <text:p>159.292307692308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51.578292939937" calcext:value-type="float">
            <text:p>151.578292939937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51.609272918862" calcext:value-type="float">
            <text:p>151.609272918862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28.380904522613" calcext:value-type="float">
            <text:p>128.380904522613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44.875" calcext:value-type="float">
            <text:p>44.875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64.5854077253219" calcext:value-type="float">
            <text:p>64.5854077253219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70.032033719705" calcext:value-type="float">
            <text:p>170.032033719705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79.449947312961" calcext:value-type="float">
            <text:p>179.449947312961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84.675237091675" calcext:value-type="float">
            <text:p>184.675237091675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65.333403582719" calcext:value-type="float">
            <text:p>165.333403582719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79.997260273973" calcext:value-type="float">
            <text:p>179.997260273973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76.775342465753" calcext:value-type="float">
            <text:p>176.775342465753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78.933614330875" calcext:value-type="float">
            <text:p>178.933614330875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80.265753424658" calcext:value-type="float">
            <text:p>180.265753424658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94.547523709168" calcext:value-type="float">
            <text:p>194.547523709168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74.591253951528" calcext:value-type="float">
            <text:p>174.59125395152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76.620442571128" calcext:value-type="float">
            <text:p>176.620442571128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89.100210748156" calcext:value-type="float">
            <text:p>189.100210748156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87.902318229715" calcext:value-type="float">
            <text:p>187.902318229715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79.615173867229" calcext:value-type="float">
            <text:p>179.615173867229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69.154267650158" calcext:value-type="float">
            <text:p>169.154267650158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71.188619599579" calcext:value-type="float">
            <text:p>171.188619599579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96.008746048472" calcext:value-type="float">
            <text:p>196.008746048472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82.263962065332" calcext:value-type="float">
            <text:p>182.263962065332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03.670600632244" calcext:value-type="float">
            <text:p>203.670600632244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97.924341412013" calcext:value-type="float">
            <text:p>197.924341412013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83.849104320337" calcext:value-type="float">
            <text:p>183.849104320337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07.071443624868" calcext:value-type="float">
            <text:p>207.071443624868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96.860695468915" calcext:value-type="float">
            <text:p>196.860695468915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213.560168598525" calcext:value-type="float">
            <text:p>213.560168598525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208.803161222339" calcext:value-type="float">
            <text:p>208.803161222339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95.063856691254" calcext:value-type="float">
            <text:p>195.063856691254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91.175869336143" calcext:value-type="float">
            <text:p>191.175869336143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34.518124341412" calcext:value-type="float">
            <text:p>234.518124341412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224.409483667018" calcext:value-type="float">
            <text:p>224.409483667018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87.220758693361" calcext:value-type="float">
            <text:p>287.22075869336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48.997787144362" calcext:value-type="float">
            <text:p>248.997787144362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52.774183350896" calcext:value-type="float">
            <text:p>252.774183350896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39.003898840885" calcext:value-type="float">
            <text:p>239.003898840885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206.852370916754" calcext:value-type="float">
            <text:p>206.852370916754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90.008956796628" calcext:value-type="float">
            <text:p>190.008956796628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01.771970495258" calcext:value-type="float">
            <text:p>201.771970495258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88.367017913593" calcext:value-type="float">
            <text:p>188.367017913593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78.097154899895" calcext:value-type="float">
            <text:p>178.097154899895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74.384720758693" calcext:value-type="float">
            <text:p>174.384720758693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276.569652265543" calcext:value-type="float">
            <text:p>276.56965226554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88.88335089568" calcext:value-type="float">
            <text:p>188.88335089568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93.458061116965" calcext:value-type="float">
            <text:p>193.458061116965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443.748059223689" calcext:value-type="float">
            <text:p>443.748059223689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291.779557428873" calcext:value-type="float">
            <text:p>291.779557428873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248.006743940991" calcext:value-type="float">
            <text:p>248.006743940991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237.178292939937" calcext:value-type="float">
            <text:p>237.178292939937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63.779978925184" calcext:value-type="float">
            <text:p>263.779978925184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228.509272918862" calcext:value-type="float">
            <text:p>228.509272918862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78.458587987355" calcext:value-type="float">
            <text:p>178.458587987355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74.606743940991" calcext:value-type="float">
            <text:p>174.606743940991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86.461749209694" calcext:value-type="float">
            <text:p>186.461749209694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81.59789251844" calcext:value-type="float">
            <text:p>181.59789251844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89.807586933614" calcext:value-type="float">
            <text:p>189.807586933614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93.101791359326" calcext:value-type="float">
            <text:p>193.101791359326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223.97133825079" calcext:value-type="float">
            <text:p>223.97133825079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214.300842992624" calcext:value-type="float">
            <text:p>214.300842992624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93.179241306639" calcext:value-type="float">
            <text:p>193.179241306639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42.884615384615" calcext:value-type="float">
            <text:p>242.884615384615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78.417281348788" calcext:value-type="float">
            <text:p>178.417281348788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76.677239199157" calcext:value-type="float">
            <text:p>176.677239199157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89.926343519494" calcext:value-type="float">
            <text:p>189.926343519494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76.320969441517" calcext:value-type="float">
            <text:p>176.320969441517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74.173024236038" calcext:value-type="float">
            <text:p>174.173024236038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90.107060063224" calcext:value-type="float">
            <text:p>190.107060063224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75.298630136986" calcext:value-type="float">
            <text:p>175.298630136986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63.402318229716" calcext:value-type="float">
            <text:p>163.402318229716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61.832665964173" calcext:value-type="float">
            <text:p>161.832665964173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66.619072708114" calcext:value-type="float">
            <text:p>166.619072708114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87.215595363541" calcext:value-type="float">
            <text:p>187.215595363541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79.635827186512" calcext:value-type="float">
            <text:p>179.635827186512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70.811696522655" calcext:value-type="float">
            <text:p>170.811696522655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68.15258166491" calcext:value-type="float">
            <text:p>168.15258166491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73.894204425711" calcext:value-type="float">
            <text:p>173.894204425711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80.973129610116" calcext:value-type="float">
            <text:p>180.973129610116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77.999051633298" calcext:value-type="float">
            <text:p>177.999051633298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90.385879873551" calcext:value-type="float">
            <text:p>190.385879873551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204.463435194942" calcext:value-type="float">
            <text:p>204.463435194942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59.84478398314" calcext:value-type="float">
            <text:p>159.84478398314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59.158061116965" calcext:value-type="float">
            <text:p>159.158061116965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64.538250790306" calcext:value-type="float">
            <text:p>164.538250790306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71.963119072708" calcext:value-type="float">
            <text:p>171.963119072708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85.057323498419" calcext:value-type="float">
            <text:p>185.057323498419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96.127502634352" calcext:value-type="float">
            <text:p>196.127502634352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200.005163329821" calcext:value-type="float">
            <text:p>200.005163329821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282.808008429926" calcext:value-type="float">
            <text:p>282.808008429926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305.184720758693" calcext:value-type="float">
            <text:p>305.184720758693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306.757382953181" calcext:value-type="float">
            <text:p>306.757382953181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285.14478398314" calcext:value-type="float">
            <text:p>285.14478398314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362.236894757903" calcext:value-type="float">
            <text:p>362.236894757903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304.830031612223" calcext:value-type="float">
            <text:p>304.83003161222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25.202318229715" calcext:value-type="float">
            <text:p>225.202318229715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269.162908324552" calcext:value-type="float">
            <text:p>269.162908324552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289.442781875659" calcext:value-type="float">
            <text:p>289.442781875659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271.906533192835" calcext:value-type="float">
            <text:p>271.906533192835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343.316366546619" calcext:value-type="float">
            <text:p>343.316366546619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441.478551420568" calcext:value-type="float">
            <text:p>441.478551420568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285.384720758693" calcext:value-type="float">
            <text:p>285.384720758693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302.47318927571" calcext:value-type="float">
            <text:p>302.47318927571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379.063105242097" calcext:value-type="float">
            <text:p>379.063105242097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285.48904109589" calcext:value-type="float">
            <text:p>285.48904109589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304.097679071629" calcext:value-type="float">
            <text:p>304.097679071629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90.762802950474" calcext:value-type="float">
            <text:p>190.762802950474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207.102739726027" calcext:value-type="float">
            <text:p>207.102739726027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215.959536354057" calcext:value-type="float">
            <text:p>215.959536354057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202.888198103267" calcext:value-type="float">
            <text:p>202.888198103267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230.908640674394" calcext:value-type="float">
            <text:p>230.908640674394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345.386794717887" calcext:value-type="float">
            <text:p>345.386794717887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344.829371748699" calcext:value-type="float">
            <text:p>344.829371748699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271.437091675448" calcext:value-type="float">
            <text:p>271.437091675448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76.501685985248" calcext:value-type="float">
            <text:p>176.501685985248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85.139936775553" calcext:value-type="float">
            <text:p>185.139936775553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242.185669125395" calcext:value-type="float">
            <text:p>242.185669125395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309.687835134054" calcext:value-type="float">
            <text:p>309.687835134054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77.039093782929" calcext:value-type="float">
            <text:p>277.039093782929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268.662170706006" calcext:value-type="float">
            <text:p>268.662170706006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308.955222088835" calcext:value-type="float">
            <text:p>308.955222088835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93.096628029505" calcext:value-type="float">
            <text:p>193.096628029505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51.531822971549" calcext:value-type="float">
            <text:p>151.531822971549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80.802739726027" calcext:value-type="float">
            <text:p>180.802739726027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87.21043203372" calcext:value-type="float">
            <text:p>187.21043203372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67.285142255005" calcext:value-type="float">
            <text:p>167.285142255005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80.374183350896" calcext:value-type="float">
            <text:p>180.374183350896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91.656059009484" calcext:value-type="float">
            <text:p>191.656059009484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87.447945205479" calcext:value-type="float">
            <text:p>187.447945205479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96.225605900948" calcext:value-type="float">
            <text:p>196.225605900948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247.046996838778" calcext:value-type="float">
            <text:p>247.046996838778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230.981664910432" calcext:value-type="float">
            <text:p>230.981664910432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95.523393045311" calcext:value-type="float">
            <text:p>195.523393045311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207.499157007376" calcext:value-type="float">
            <text:p>207.499157007376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89.337723919916" calcext:value-type="float">
            <text:p>189.337723919916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81.164172813488" calcext:value-type="float">
            <text:p>181.164172813488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254.787565858799" calcext:value-type="float">
            <text:p>254.787565858799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84.22602739726" calcext:value-type="float">
            <text:p>184.22602739726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56.984299262381" calcext:value-type="float">
            <text:p>156.984299262381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56.700316122234" calcext:value-type="float">
            <text:p>156.700316122234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66.71717597471" calcext:value-type="float">
            <text:p>166.71717597471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203.075974710221" calcext:value-type="float">
            <text:p>203.075974710221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250.322655426765" calcext:value-type="float">
            <text:p>250.322655426765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34.851949420443" calcext:value-type="float">
            <text:p>234.851949420443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95.895152792413" calcext:value-type="float">
            <text:p>195.895152792413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84.210537407798" calcext:value-type="float">
            <text:p>184.210537407798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72.51043203372" calcext:value-type="float">
            <text:p>172.51043203372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77.746048472076" calcext:value-type="float">
            <text:p>177.746048472076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92.322128556375" calcext:value-type="float">
            <text:p>192.322128556375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84.231190727081" calcext:value-type="float">
            <text:p>184.231190727081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74.993993677555" calcext:value-type="float">
            <text:p>174.993993677555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73.522444678609" calcext:value-type="float">
            <text:p>173.522444678609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57.232139093783" calcext:value-type="float">
            <text:p>157.232139093783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60.86195995785" calcext:value-type="float">
            <text:p>160.86195995785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52.796838777661" calcext:value-type="float">
            <text:p>152.796838777661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62.348998946259" calcext:value-type="float">
            <text:p>162.348998946259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64.130347734457" calcext:value-type="float">
            <text:p>164.130347734457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51.888092729189" calcext:value-type="float">
            <text:p>151.888092729189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32.517587939699" calcext:value-type="float">
            <text:p>132.517587939699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64.212961011591" calcext:value-type="float">
            <text:p>164.212961011591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62.844678609062" calcext:value-type="float">
            <text:p>162.844678609062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65.364383561644" calcext:value-type="float">
            <text:p>165.364383561644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49.039698492462" calcext:value-type="float">
            <text:p>149.039698492462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73.176501580611" calcext:value-type="float">
            <text:p>173.176501580611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56.767439409905" calcext:value-type="float">
            <text:p>156.767439409905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59.813804004215" calcext:value-type="float">
            <text:p>159.813804004215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67.109589041096" calcext:value-type="float">
            <text:p>167.109589041096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69.551844046365" calcext:value-type="float">
            <text:p>169.551844046365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60.913593256059" calcext:value-type="float">
            <text:p>160.913593256059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61.863645943098" calcext:value-type="float">
            <text:p>161.863645943098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69.252370916754" calcext:value-type="float">
            <text:p>169.252370916754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65.906533192835" calcext:value-type="float">
            <text:p>165.906533192835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81.251949420443" calcext:value-type="float">
            <text:p>181.251949420443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85.795679662803" calcext:value-type="float">
            <text:p>185.795679662803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71.849525816649" calcext:value-type="float">
            <text:p>171.849525816649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65.018440463646" calcext:value-type="float">
            <text:p>165.018440463646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81.479135932561" calcext:value-type="float">
            <text:p>181.479135932561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77.673761854584" calcext:value-type="float">
            <text:p>177.673761854584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84.308640674394" calcext:value-type="float">
            <text:p>184.308640674394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74.162697576396" calcext:value-type="float">
            <text:p>174.162697576396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86.771548998946" calcext:value-type="float">
            <text:p>186.771548998946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60.423076923077" calcext:value-type="float">
            <text:p>160.423076923077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62.302528977871" calcext:value-type="float">
            <text:p>162.302528977871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56.860379346681" calcext:value-type="float">
            <text:p>156.860379346681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64.120021074816" calcext:value-type="float">
            <text:p>164.120021074816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74.498314014752" calcext:value-type="float">
            <text:p>174.498314014752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67.832455216017" calcext:value-type="float">
            <text:p>167.832455216017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86.394625922023" calcext:value-type="float">
            <text:p>186.394625922023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88.1708113804" calcext:value-type="float">
            <text:p>188.1708113804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79.579030558483" calcext:value-type="float">
            <text:p>179.579030558483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66.47966280295" calcext:value-type="float">
            <text:p>166.47966280295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65.483140147524" calcext:value-type="float">
            <text:p>165.483140147524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70.047523709168" calcext:value-type="float">
            <text:p>170.047523709168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66.47449947313" calcext:value-type="float">
            <text:p>166.47449947313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85.630453108535" calcext:value-type="float">
            <text:p>185.63045310853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03.983561643836" calcext:value-type="float">
            <text:p>203.983561643836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84.014330874605" calcext:value-type="float">
            <text:p>184.014330874605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246.734035827187" calcext:value-type="float">
            <text:p>246.734035827187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86.818018967334" calcext:value-type="float">
            <text:p>186.818018967334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69.495047418335" calcext:value-type="float">
            <text:p>169.495047418335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84.504847207587" calcext:value-type="float">
            <text:p>184.504847207587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74.534457323498" calcext:value-type="float">
            <text:p>174.534457323498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78.737407797682" calcext:value-type="float">
            <text:p>178.737407797682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68.353951527924" calcext:value-type="float">
            <text:p>168.353951527924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67.357428872497" calcext:value-type="float">
            <text:p>167.357428872497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74.286617492097" calcext:value-type="float">
            <text:p>174.286617492097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88.625184404636" calcext:value-type="float">
            <text:p>188.625184404636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97.0347639484979" calcext:value-type="float">
            <text:p>97.0347639484979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46.281909547739" calcext:value-type="float">
            <text:p>146.281909547739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68.400421496312" calcext:value-type="float">
            <text:p>168.400421496312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67.393572181243" calcext:value-type="float">
            <text:p>167.393572181243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70.703266596417" calcext:value-type="float">
            <text:p>170.703266596417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94.041517386723" calcext:value-type="float">
            <text:p>194.041517386723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84.675237091675" calcext:value-type="float">
            <text:p>184.675237091675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74.746153846154" calcext:value-type="float">
            <text:p>174.746153846154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81.628872497366" calcext:value-type="float">
            <text:p>181.628872497366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79.20210748156" calcext:value-type="float">
            <text:p>179.20210748156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86.002212855638" calcext:value-type="float">
            <text:p>186.002212855638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87.396311907271" calcext:value-type="float">
            <text:p>187.396311907271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86.590832455216" calcext:value-type="float">
            <text:p>186.590832455216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80.978292939937" calcext:value-type="float">
            <text:p>180.978292939937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82.274288724974" calcext:value-type="float">
            <text:p>182.274288724974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79.300210748156" calcext:value-type="float">
            <text:p>179.300210748156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59.60727081138" calcext:value-type="float">
            <text:p>159.60727081138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75.169546891465" calcext:value-type="float">
            <text:p>175.169546891465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89.761116965227" calcext:value-type="float">
            <text:p>189.761116965227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94.754056902002" calcext:value-type="float">
            <text:p>194.754056902002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211.442465753425" calcext:value-type="float">
            <text:p>211.442465753425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231.315489989463" calcext:value-type="float">
            <text:p>231.315489989463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228.968282402529" calcext:value-type="float">
            <text:p>228.968282402529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98.993150684932" calcext:value-type="float">
            <text:p>198.993150684932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90.514963119073" calcext:value-type="float">
            <text:p>190.514963119073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330.423969587835" calcext:value-type="float">
            <text:p>330.423969587835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233.693993677555" calcext:value-type="float">
            <text:p>233.693993677555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58.739831401475" calcext:value-type="float">
            <text:p>158.739831401475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70.914963119073" calcext:value-type="float">
            <text:p>170.914963119073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79.832033719705" calcext:value-type="float">
            <text:p>179.832033719705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95.373656480506" calcext:value-type="float">
            <text:p>195.373656480506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49.926130653266" calcext:value-type="float">
            <text:p>149.926130653266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69.892623814542" calcext:value-type="float">
            <text:p>169.892623814542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83.172708113804" calcext:value-type="float">
            <text:p>183.172708113804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69.913277133825" calcext:value-type="float">
            <text:p>169.913277133825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68.033825079031" calcext:value-type="float">
            <text:p>168.033825079031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71.353846153846" calcext:value-type="float">
            <text:p>171.353846153846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54.918967334036" calcext:value-type="float">
            <text:p>154.918967334036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60.31981032666" calcext:value-type="float">
            <text:p>160.31981032666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57.619388830348" calcext:value-type="float">
            <text:p>157.619388830348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63.299051633298" calcext:value-type="float">
            <text:p>163.299051633298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68.013171759747" calcext:value-type="float">
            <text:p>168.013171759747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70.326343519494" calcext:value-type="float">
            <text:p>170.326343519494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77.023182297155" calcext:value-type="float">
            <text:p>177.023182297155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93.530347734457" calcext:value-type="float">
            <text:p>193.530347734457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81.262276080084" calcext:value-type="float">
            <text:p>181.262276080084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73.951001053741" calcext:value-type="float">
            <text:p>173.951001053741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78.747734457324" calcext:value-type="float">
            <text:p>178.747734457324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85.046996838778" calcext:value-type="float">
            <text:p>185.046996838778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77.255532139094" calcext:value-type="float">
            <text:p>177.255532139094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74.751317175975" calcext:value-type="float">
            <text:p>174.751317175975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58.967017913593" calcext:value-type="float">
            <text:p>158.967017913593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75.913066385669" calcext:value-type="float">
            <text:p>175.913066385669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79.914646996839" calcext:value-type="float">
            <text:p>179.914646996839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72.463962065332" calcext:value-type="float">
            <text:p>172.463962065332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279.824446786091" calcext:value-type="float">
            <text:p>279.824446786091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73.191991570074" calcext:value-type="float">
            <text:p>173.191991570074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61.662276080084" calcext:value-type="float">
            <text:p>161.662276080084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60.293993677555" calcext:value-type="float">
            <text:p>160.293993677555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76.078292939937" calcext:value-type="float">
            <text:p>176.078292939937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65.271443624868" calcext:value-type="float">
            <text:p>165.271443624868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65.152687038988" calcext:value-type="float">
            <text:p>165.152687038988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59.416227608008" calcext:value-type="float">
            <text:p>159.416227608008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66.061433087461" calcext:value-type="float">
            <text:p>166.061433087461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52.063645943098" calcext:value-type="float">
            <text:p>152.063645943098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57.836248682824" calcext:value-type="float">
            <text:p>157.836248682824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60.330136986301" calcext:value-type="float">
            <text:p>160.330136986301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30.621608040201" calcext:value-type="float">
            <text:p>130.621608040201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55.006743940991" calcext:value-type="float">
            <text:p>155.006743940991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85.449736564805" calcext:value-type="float">
            <text:p>185.449736564805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62.607165437302" calcext:value-type="float">
            <text:p>162.607165437302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62.457428872497" calcext:value-type="float">
            <text:p>162.457428872497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69.025184404636" calcext:value-type="float">
            <text:p>169.025184404636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76.357112750263" calcext:value-type="float">
            <text:p>176.357112750263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79.615173867229" calcext:value-type="float">
            <text:p>179.615173867229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63.655321390938" calcext:value-type="float">
            <text:p>163.655321390938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75.644573234984" calcext:value-type="float">
            <text:p>175.644573234984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27.962311557789" calcext:value-type="float">
            <text:p>127.962311557789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38.501005025126" calcext:value-type="float">
            <text:p>138.501005025126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28.971859296482" calcext:value-type="float">
            <text:p>128.971859296482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51.232349841939" calcext:value-type="float">
            <text:p>151.232349841939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45.050753768844" calcext:value-type="float">
            <text:p>145.050753768844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58.574604847208" calcext:value-type="float">
            <text:p>158.574604847208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60.0822971549" calcext:value-type="float">
            <text:p>160.0822971549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78.820021074816" calcext:value-type="float">
            <text:p>178.820021074816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93.514857744995" calcext:value-type="float">
            <text:p>193.514857744995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87.484088514226" calcext:value-type="float">
            <text:p>187.484088514226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69.427924130664" calcext:value-type="float">
            <text:p>169.42792413066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80.239936775553" calcext:value-type="float">
            <text:p>180.239936775553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70.677449947313" calcext:value-type="float">
            <text:p>170.677449947313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36.826633165829" calcext:value-type="float">
            <text:p>136.826633165829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26.558793969849" calcext:value-type="float">
            <text:p>126.558793969849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28.553266331658" calcext:value-type="float">
            <text:p>128.553266331658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63.324868282403" calcext:value-type="float">
            <text:p>163.324868282403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53.664278187566" calcext:value-type="float">
            <text:p>153.664278187566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156.183983140148" calcext:value-type="float">
            <text:p>156.183983140148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43.204020100503" calcext:value-type="float">
            <text:p>143.204020100503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55.414646996839" calcext:value-type="float">
            <text:p>155.414646996839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55.104847207587" calcext:value-type="float">
            <text:p>155.104847207587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18.654773869347" calcext:value-type="float">
            <text:p>118.654773869347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18.359296482412" calcext:value-type="float">
            <text:p>118.359296482412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21.53567839196" calcext:value-type="float">
            <text:p>121.53567839196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97.9390557939914" calcext:value-type="float">
            <text:p>97.9390557939914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18.137688442211" calcext:value-type="float">
            <text:p>118.137688442211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40.347738693467" calcext:value-type="float">
            <text:p>140.347738693467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41.849748743719" calcext:value-type="float">
            <text:p>141.849748743719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140.643216080402" calcext:value-type="float">
            <text:p>140.643216080402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29.833668341709" calcext:value-type="float">
            <text:p>129.833668341709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32.837688442211" calcext:value-type="float">
            <text:p>132.837688442211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152.295995785037" calcext:value-type="float">
            <text:p>152.295995785037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118.950251256281" calcext:value-type="float">
            <text:p>118.950251256281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31.261809045226" calcext:value-type="float">
            <text:p>131.26180904522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27.913065326633" calcext:value-type="float">
            <text:p>127.913065326633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49.975376884422" calcext:value-type="float">
            <text:p>149.975376884422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120.6" calcext:value-type="float">
            <text:p>120.6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111.26783919598" calcext:value-type="float">
            <text:p>111.26783919598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17.989949748744" calcext:value-type="float">
            <text:p>117.989949748744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107.402010050251" calcext:value-type="float">
            <text:p>107.402010050251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23.850251256281" calcext:value-type="float">
            <text:p>123.850251256281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124.810552763819" calcext:value-type="float">
            <text:p>124.810552763819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14.813567839196" calcext:value-type="float">
            <text:p>114.813567839196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98.9695278969957" calcext:value-type="float">
            <text:p>98.9695278969957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92.3660944206009" calcext:value-type="float">
            <text:p>92.3660944206009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87.4871244635193" calcext:value-type="float">
            <text:p>87.4871244635193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29.93216080402" calcext:value-type="float">
            <text:p>129.93216080402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48.030150753769" calcext:value-type="float">
            <text:p>148.030150753769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57.763962065332" calcext:value-type="float">
            <text:p>157.763962065332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46.798994974874" calcext:value-type="float">
            <text:p>146.798994974874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55.197787144362" calcext:value-type="float">
            <text:p>155.197787144362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54.144467860906" calcext:value-type="float">
            <text:p>154.144467860906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04.841206030151" calcext:value-type="float">
            <text:p>104.841206030151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120.403015075377" calcext:value-type="float">
            <text:p>120.403015075377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38.45175879397" calcext:value-type="float">
            <text:p>138.45175879397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119.66432160804" calcext:value-type="float">
            <text:p>119.66432160804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111.243216080402" calcext:value-type="float">
            <text:p>111.243216080402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149.950753768844" calcext:value-type="float">
            <text:p>149.950753768844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57.15468914647" calcext:value-type="float">
            <text:p>157.15468914647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146.725125628141" calcext:value-type="float">
            <text:p>146.725125628141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52.905268703899" calcext:value-type="float">
            <text:p>152.905268703899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169.696417281349" calcext:value-type="float">
            <text:p>169.696417281349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167.305795574289" calcext:value-type="float">
            <text:p>167.305795574289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142.88391959799" calcext:value-type="float">
            <text:p>142.88391959799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27.469849246231" calcext:value-type="float">
            <text:p>127.469849246231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141.751256281407" calcext:value-type="float">
            <text:p>141.751256281407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41.086432160804" calcext:value-type="float">
            <text:p>141.086432160804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157.015279241307" calcext:value-type="float">
            <text:p>157.015279241307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162.880821917808" calcext:value-type="float">
            <text:p>162.880821917808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166.242149631191" calcext:value-type="float">
            <text:p>166.242149631191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56.519599578504" calcext:value-type="float">
            <text:p>156.519599578504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131.089447236181" calcext:value-type="float">
            <text:p>131.089447236181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110.603015075377" calcext:value-type="float">
            <text:p>110.603015075377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118.088442211055" calcext:value-type="float">
            <text:p>118.088442211055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153.659114857745" calcext:value-type="float">
            <text:p>153.659114857745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51.748682824025" calcext:value-type="float">
            <text:p>151.748682824025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140.938693467337" calcext:value-type="float">
            <text:p>140.938693467337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26.977386934673" calcext:value-type="float">
            <text:p>126.977386934673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119.294974874372" calcext:value-type="float">
            <text:p>119.294974874372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130.227638190955" calcext:value-type="float">
            <text:p>130.227638190955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07.574371859296" calcext:value-type="float">
            <text:p>107.574371859296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128.947236180905" calcext:value-type="float">
            <text:p>128.947236180905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32.788442211055" calcext:value-type="float">
            <text:p>132.788442211055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112.20351758794" calcext:value-type="float">
            <text:p>112.20351758794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09.174874371859" calcext:value-type="float">
            <text:p>109.174874371859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114.862814070352" calcext:value-type="float">
            <text:p>114.862814070352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107.820603015075" calcext:value-type="float">
            <text:p>107.820603015075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99.8317596566524" calcext:value-type="float">
            <text:p>99.8317596566524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112.105025125628" calcext:value-type="float">
            <text:p>112.105025125628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119.541206030151" calcext:value-type="float">
            <text:p>119.541206030151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34.48743718593" calcext:value-type="float">
            <text:p>134.48743718593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154.278714436249" calcext:value-type="float">
            <text:p>154.278714436249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148.941206030151" calcext:value-type="float">
            <text:p>148.941206030151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152.290832455216" calcext:value-type="float">
            <text:p>152.290832455216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163.422971548999" calcext:value-type="float">
            <text:p>163.422971548999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161.254373024236" calcext:value-type="float">
            <text:p>161.254373024236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156.927502634352" calcext:value-type="float">
            <text:p>156.927502634352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172.081875658588" calcext:value-type="float">
            <text:p>172.081875658588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82.687355110643" calcext:value-type="float">
            <text:p>182.687355110643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73.40885142255" calcext:value-type="float">
            <text:p>173.40885142255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72.856375131718" calcext:value-type="float">
            <text:p>172.856375131718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189.513277133825" calcext:value-type="float">
            <text:p>189.513277133825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182.868071654373" calcext:value-type="float">
            <text:p>182.868071654373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186.565015806112" calcext:value-type="float">
            <text:p>186.565015806112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193.96406743941" calcext:value-type="float">
            <text:p>193.96406743941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79.909483667018" calcext:value-type="float">
            <text:p>179.909483667018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167.19220231823" calcext:value-type="float">
            <text:p>167.19220231823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64.9822971549" calcext:value-type="float">
            <text:p>164.9822971549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74.379557428872" calcext:value-type="float">
            <text:p>174.379557428872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181.634035827187" calcext:value-type="float">
            <text:p>181.63403582718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73.450158061117" calcext:value-type="float">
            <text:p>173.450158061117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182.640885142255" calcext:value-type="float">
            <text:p>182.640885142255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211.077344573235" calcext:value-type="float">
            <text:p>211.077344573235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181.840569020021" calcext:value-type="float">
            <text:p>181.840569020021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87.695785036881" calcext:value-type="float">
            <text:p>187.695785036881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224.472075869336" calcext:value-type="float">
            <text:p>224.472075869336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281.441412012645" calcext:value-type="float">
            <text:p>281.441412012645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260.149631190727" calcext:value-type="float">
            <text:p>260.149631190727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245.659536354057" calcext:value-type="float">
            <text:p>245.659536354057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287.199894625922" calcext:value-type="float">
            <text:p>287.199894625922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331.698079231693" calcext:value-type="float">
            <text:p>331.698079231693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311.264545818327" calcext:value-type="float">
            <text:p>311.264545818327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423.274709883954" calcext:value-type="float">
            <text:p>423.274709883954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254.881454162276" calcext:value-type="float">
            <text:p>254.881454162276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194.377133825079" calcext:value-type="float">
            <text:p>194.377133825079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68.854794520548" calcext:value-type="float">
            <text:p>168.854794520548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181.561749209694" calcext:value-type="float">
            <text:p>181.5617492096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9T18:08:53.395242365</meta:creation-date>
    <dc:date>2019-11-09T18:16:00.515399552</dc:date>
    <meta:editing-duration>PT7M7S</meta:editing-duration>
    <meta:editing-cycles>1</meta:editing-cycles>
    <meta:document-statistic meta:table-count="1" meta:cell-count="2232" meta:object-count="0"/>
    <meta:generator>LibreOffice/6.0.7.3$Linux_X86_64 LibreOffice_project/00m0$Build-3</meta:generator>
  </office:meta>
</office:document-meta>
</file>